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textmaker="tm" office:version="1.2">
  <office:scripts/>
  <office:font-face-decls>
    <style:font-face style:name="OpenSymbol1" svg:font-family="OpenSymbol" style:font-charset="x-symbol"/>
    <style:font-face style:name="Abecedario_punt-pautada" svg:font-family="Abecedario_punt-pautada" style:font-family-generic="roman"/>
    <style:font-face style:name="Basic Sans" svg:font-family="'Basic Sans'" style:font-family-generic="roman"/>
    <style:font-face style:name="Berenika" svg:font-family="Berenika" style:font-family-generic="roman"/>
    <style:font-face style:name="Briem Handwriting" svg:font-family="'Briem Handwriting'" style:font-family-generic="roman"/>
    <style:font-face style:name="DejaVu Sans" svg:font-family="'DejaVu Sans'" style:font-family-generic="roman"/>
    <style:font-face style:name="FreeSans" svg:font-family="FreeSans" style:font-family-generic="roman"/>
    <style:font-face style:name="Garamond" svg:font-family="Garamond" style:font-family-generic="roman"/>
    <style:font-face style:name="JarmanDotted" svg:font-family="JarmanDotted" style:font-family-generic="roman"/>
    <style:font-face style:name="Liberation Serif" svg:font-family="'Liberation Serif'" style:font-family-generic="roman"/>
    <style:font-face style:name="Linux Libertine O" svg:font-family="'Linux Libertine O'" style:font-family-generic="roman"/>
    <style:font-face style:name="OpenSymbol" svg:font-family="OpenSymbol" style:font-family-generic="roman"/>
    <style:font-face style:name="Streetwear" svg:font-family="Streetwear" style:font-family-generic="roman"/>
    <style:font-face style:name="Times New Roman" svg:font-family="'Times New Roman'" style:font-family-generic="roman"/>
    <style:font-face style:name="Impact" svg:font-family="Impact" style:font-family-generic="swiss"/>
    <style:font-face style:name="Liberation Sans" svg:font-family="'Liberation Sans'" style:font-family-generic="swiss"/>
    <style:font-face style:name="JARDOTTY" svg:font-family="JARDOTTY" style:font-pitch="variable"/>
    <style:font-face style:name="Linux Libertine O1" svg:font-family="'Linux Libertine O'" style:font-pitch="variable"/>
    <style:font-face style:name="Garamond1" svg:font-family="Garamond" style:font-family-generic="roman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style:font-name="Streetwear" fo:font-size="22pt" style:font-size-asian="22pt" style:font-name-complex="Garamond" style:font-size-complex="22pt"/>
    </style:style>
    <style:style style:name="P2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Berenika" fo:font-size="14pt" fo:letter-spacing="normal" fo:language="en" fo:country="AU" fo:font-style="normal" style:text-underline-style="none" fo:font-weight="normal" style:letter-kerning="true" fo:background-color="transparent" style:font-name-asian="Berenika" style:font-size-asian="14pt" style:language-asian="zh" style:country-asian="CN" style:font-style-asian="normal" style:font-weight-asian="normal" style:font-name-complex="Berenika" style:font-size-complex="14pt" style:language-complex="hi" style:country-complex="IN" style:font-style-complex="normal" style:font-weight-complex="normal" style:text-scale="100%" text:display="true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style:font-name="Garamond1" fo:font-size="10pt" officeooo:paragraph-rsid="001278df" style:letter-kerning="false" style:font-name-asian="Linux Libertine O" style:font-size-asian="10pt" style:language-asian="en" style:country-asian="US" style:font-name-complex="Garamond1" style:font-size-complex="14pt" style:language-complex="ar" style:country-complex="SA" fo:hyphenate="true" fo:hyphenation-remain-char-count="2" fo:hyphenation-push-char-count="2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style:font-name="Linux Libertine O1" fo:font-size="14pt" officeooo:paragraph-rsid="001278df" style:letter-kerning="false" style:font-name-asian="Linux Libertine O" style:font-size-asian="14pt" style:language-asian="en" style:country-asian="US" style:font-name-complex="Garamond1" style:font-size-complex="14pt" style:language-complex="ar" style:country-complex="SA" fo:hyphenate="true" fo:hyphenation-remain-char-count="2" fo:hyphenation-push-char-count="2"/>
    </style:style>
    <style:style style:name="P5" style:family="paragraph" style:parent-style-name="Standard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style:font-name="Linux Libertine O1" fo:font-size="14pt" officeooo:paragraph-rsid="0013e117" style:letter-kerning="false" style:font-name-asian="Linux Libertine O" style:font-size-asian="14pt" style:language-asian="en" style:country-asian="US" style:font-name-complex="Garamond1" style:font-size-complex="14pt" style:language-complex="ar" style:country-complex="SA" fo:hyphenate="true" fo:hyphenation-remain-char-count="2" fo:hyphenation-push-char-count="2"/>
    </style:style>
    <style:style style:name="P6" style:family="paragraph" style:parent-style-name="Standard" style:list-style-name="L1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officeooo:paragraph-rsid="001278df" fo:hyphenate="true" fo:hyphenation-remain-char-count="2" fo:hyphenation-push-char-count="2"/>
    </style:style>
    <style:style style:name="P7" style:family="paragraph" style:parent-style-name="Standard" style:list-style-name="L2">
      <style:paragraph-properties fo:margin-top="0.106cm" fo:margin-bottom="0.106cm" loext:contextual-spacing="false" style:line-height-at-least="0.353cm" fo:text-align="justify" style:justify-single-word="false" fo:hyphenation-ladder-count="no-limit" fo:padding="0cm" fo:border="none" text:number-lines="true" text:line-number="0"/>
      <style:text-properties officeooo:paragraph-rsid="0013e117" fo:hyphenate="true" fo:hyphenation-remain-char-count="2" fo:hyphenation-push-char-count="2"/>
    </style:style>
    <style:style style:name="P8" style:family="paragraph" style:parent-style-name="Standard">
      <style:paragraph-properties fo:margin-top="0.106cm" fo:margin-bottom="0.106cm" loext:contextual-spacing="false" style:line-height-at-least="0.353cm" fo:text-align="justify" style:justify-single-word="false" fo:hyphenation-ladder-count="no-limit" fo:break-before="page" fo:padding="0cm" fo:border="none" text:number-lines="true" text:line-number="0"/>
      <style:text-properties style:font-name="Garamond1" fo:font-size="10pt" officeooo:paragraph-rsid="001278df" style:letter-kerning="false" style:font-name-asian="Linux Libertine O" style:font-size-asian="10pt" style:language-asian="en" style:country-asian="US" style:font-name-complex="Garamond1" style:font-size-complex="14pt" style:language-complex="ar" style:country-complex="SA" fo:hyphenate="true" fo:hyphenation-remain-char-count="2" fo:hyphenation-push-char-count="2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Streetwear" fo:font-size="22pt" fo:letter-spacing="normal" fo:language="en" fo:country="AU" fo:font-style="normal" style:text-underline-style="none" fo:font-weight="normal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" style:font-size-complex="2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en" fo:country="AU" fo:font-style="normal" style:text-underline-style="none" fo:font-weight="normal" officeooo:rsid="001278df" style:letter-kerning="true" fo:background-color="transparent" loext:char-shading-value="0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scale="100%" text:display="true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en" fo:country="AU" fo:font-style="normal" style:text-underline-style="none" fo:font-weight="normal" fo:background-color="transparent" loext:char-shading-value="0" style:font-style-asian="normal" style:font-weight-asian="normal" style:font-style-complex="normal" style:font-weight-complex="normal" style:text-scale="100%" text:display="true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en" fo:country="AU" fo:font-style="normal" style:text-underline-style="none" fo:font-weight="bold" fo:background-color="transparent" loext:char-shading-value="0" style:font-style-asian="normal" style:font-weight-asian="bold" style:font-style-complex="normal" style:font-weight-complex="bold" style:text-scale="100%" text:display="true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en" fo:country="AU" fo:font-style="italic" style:text-underline-style="none" fo:font-weight="bold" fo:background-color="transparent" loext:char-shading-value="0" style:font-style-asian="italic" style:font-weight-asian="bold" style:font-style-complex="italic" style:font-weight-complex="bold" style:text-scale="100%" text:display="true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en" fo:country="AU" fo:font-style="italic" style:text-underline-style="none" fo:font-weight="bold" officeooo:rsid="001278df" fo:background-color="transparent" loext:char-shading-value="0" style:font-style-asian="italic" style:font-weight-asian="bold" style:font-style-complex="italic" style:font-weight-complex="bold" style:text-scale="100%" text:display="true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JARDOTTY" fo:letter-spacing="normal" fo:language="en" fo:country="AU" fo:font-style="normal" style:text-underline-style="none" fo:font-weight="normal" fo:background-color="transparent" loext:char-shading-value="0" style:font-style-asian="normal" style:font-weight-asian="normal" style:font-style-complex="normal" style:font-weight-complex="normal" style:text-scale="100%" text:display="true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Linux Libertine O1" fo:font-size="14pt" fo:letter-spacing="normal" fo:language="en" fo:country="AU" fo:font-style="normal" style:text-underline-style="none" fo:font-weight="normal" style:letter-kerning="false" fo:background-color="transparent" loext:char-shading-value="0" style:font-name-asian="Linux Libertine O" style:font-size-asian="14pt" style:language-asian="en" style:country-asian="US" style:font-style-asian="normal" style:font-weight-asian="normal" style:font-name-complex="Garamond1" style:font-size-complex="14pt" style:language-complex="ar" style:country-complex="SA" style:font-style-complex="normal" style:font-weight-complex="normal" style:text-scale="100%" text:display="true"/>
    </style:style>
    <style:style style:name="T9" style:family="text">
      <style:text-properties style:font-name="Impact"/>
    </style:style>
    <style:style style:name="T10" style:family="text">
      <style:text-properties style:font-name="Impact" officeooo:rsid="001278d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3">
        <text:p text:style-name="P2">Name:</text:p>
        <text:p text:style-name="P1"><text:span text:style-name="T9">Chapter XXXVI</text:span><text:span text:style-name="T10">II</text:span><text:span text:style-name="T1"> – </text:span><text:span text:style-name="T2">Charity regarding God</text:span></text:p>
        <text:p text:style-name="P4"><text:span text:style-name="T3">1. Our last end is made known to us by the virtue of <text:s/>_ _ _ _ _ _ _ ; it is made possible by that of <text:s/>_ _ _ _ _ _ _ ; and it is attained by that of <text:s/>_ _ _ _ _ _ _ .</text:span></text:p>
        <text:p text:style-name="P5"><text:span text:style-name="T3">2. Faith regards God as <text:s/>_ _ _ _ _ _ _ ;</text:span></text:p>
        <text:p text:style-name="P5"><text:span text:style-name="T3"><text:tab/>hope, as <text:s/>_ _ _ _ _ _ _ ; </text:span></text:p>
        <text:p text:style-name="P5"><text:span text:style-name="T3"><text:tab/>and charity, as <text:s/>_ _ _ _ _ _ _ .</text:span></text:p>
        <text:p text:style-name="P4"><text:span text:style-name="T3">3. Faith is (</text:span><text:span text:style-name="T7">knowledge</text:span><text:span text:style-name="T3">) (</text:span><text:span text:style-name="T7">desire</text:span><text:span text:style-name="T3">); hope is (</text:span><text:span text:style-name="T7">desire</text:span><text:span text:style-name="T3">) (</text:span><text:span text:style-name="T7">reliance</text:span><text:span text:style-name="T3">); charity is (</text:span><text:span text:style-name="T7">love</text:span><text:span text:style-name="T3">) (</text:span><text:span text:style-name="T7">knowledge</text:span><text:span text:style-name="T3">).</text:span></text:p>
        <text:p text:style-name="P4"><text:span text:style-name="T3">4. The love in charity is (</text:span><text:span text:style-name="T7">a passion</text:span><text:span text:style-name="T3">) (</text:span><text:span text:style-name="T7">an emotion</text:span><text:span text:style-name="T3">); Hence it (</text:span><text:span text:style-name="T7">can</text:span><text:span text:style-name="T3">) (</text:span><text:span text:style-name="T7">cannot</text:span><text:span text:style-name="T3">) be felt.</text:span></text:p>
        <text:p text:style-name="P4"><text:span text:style-name="T3">5. It is a (</text:span><text:span text:style-name="T7">selfish</text:span><text:span text:style-name="T3">) (</text:span><text:span text:style-name="T7">an unselfish</text:span><text:span text:style-name="T3">), a (</text:span><text:span text:style-name="T7">natural</text:span><text:span text:style-name="T3">) (</text:span><text:span text:style-name="T7">supernatural</text:span><text:span text:style-name="T3">), a (</text:span><text:span text:style-name="T7">mutual</text:span><text:span text:style-name="T3">) (</text:span><text:span text:style-name="T7">non-mutual</text:span><text:span text:style-name="T3">) love.</text:span></text:p>
        <text:p text:style-name="P4"><text:span text:style-name="T3">6. A mutual, unselfish love <text:s/>- <text:s/>this is a definition of <text:s/>_ _ _ _ _ _ _ .</text:span></text:p>
        <text:p text:style-name="P4"><text:span text:style-name="T3">7. A selfish love is called a love of <text:s/>_ _ _ _ _ _ _ ; an unselfish one is called a love of <text:s/>_ _ _ _ _ _ _ .</text:span></text:p>
        <text:p text:style-name="P4"><text:span text:style-name="T3">8. Charity is a supernatural <text:s/>_ _ _ _ _ _ _ <text:s/>existing between the soul and God.</text:span></text:p>
        <text:p text:style-name="P4"><text:span text:style-name="T3">9. In charity we (</text:span><text:span text:style-name="T7">ought</text:span><text:span text:style-name="T3">) (</text:span><text:span text:style-name="T7">ought not</text:span><text:span text:style-name="T3">) exclude every desire of reward.</text:span></text:p>
        <text:p text:style-name="P4"><text:span text:style-name="T3">10. The primary act of charity, is a love of (</text:span><text:span text:style-name="T7">concupiscence</text:span><text:span text:style-name="T3">) (</text:span><text:span text:style-name="T7">benevolence</text:span><text:span text:style-name="T3">).</text:span></text:p>
        <text:p text:style-name="P4"><text:span text:style-name="T3">11. <text:s/>St. John says: <text:s text:c="2"/>“God is <text:s/>_ _ _ _ _ _ _ , <text:s/>and he that abideth in charity abideth in <text:s/>_ _ _ _ _ _ _ <text:s/>and <text:s/>_ _ _ _ _ _ _ <text:s/>in him.”</text:span></text:p>
        <text:p text:style-name="P4"><text:span text:style-name="T3">12. He also says: “If anyone love Me, he will keep My word, and My Father will love him, and <text:s/>_ _ _ _ _ _ _ <text:s/>will come to him and make our <text:s/>_ _ _ _ _ _ _ <text:s/>with him.”</text:span></text:p>
        <text:p text:style-name="P4"><text:span text:style-name="T3">13. St. Paul says: “If I should have all faith so that I could move mountains, and have not charity, I am <text:s/>_ _ _ _ _ _ _ .”</text:span></text:p>
        <text:p text:style-name="P4"><text:span text:style-name="T3">14. And again: “Now there remaineth faith, hope and charity, these three; but the greatest of these is <text:s/>_ _ _ _ _ _ _ .</text:span></text:p>
        <text:p text:style-name="P4"><text:span text:style-name="T3">15. Charity directs the acts of the other virtues to our <text:s/>_ _ _ _ _ _ _ .</text:span></text:p>
        <text:p text:style-name="P4"><text:span text:style-name="T3">16. St. James says: “Faith without good works is <text:s/>_ _ _ _ _ _ _ .</text:span></text:p>
        <text:p text:style-name="P4"><text:span text:style-name="T3">17. Charity is the (</text:span><text:span text:style-name="T7">radical</text:span><text:span text:style-name="T3">) (</text:span><text:span text:style-name="T7">proximate</text:span><text:span text:style-name="T3">) principle of merit.</text:span></text:p>
        <text:p text:style-name="P4"><text:span text:style-name="T3">18. Layfolk (</text:span><text:span text:style-name="T7">are</text:span><text:span text:style-name="T3">) (</text:span><text:span text:style-name="T7">are not</text:span><text:span text:style-name="T3">) obliged to tend to perfection.</text:span></text:p>
        <text:p text:style-name="P4"><text:span text:style-name="T3">19. <text:s/>Perfection implies the practice of all the virtues, <text:s text:c="2"/>but it consists especially in <text:s text:c="3"/>_ _ _ _ _ _ _ .</text:span></text:p>
        <text:p text:style-name="P4"><text:soft-page-break/><text:span text:style-name="T3">20. St. Paul calls charity “the <text:s/>_ _ _ _ _ _ _ <text:s/>of perfection.”</text:span></text:p>
        <text:p text:style-name="P4"><text:span text:style-name="T3">21. Charity is <text:s/>_ _ _ _ _ _ _ <text:s/>begun on earth.</text:span></text:p>
        <text:p text:style-name="P4"><text:span text:style-name="T3">22. God loves us:</text:span></text:p>
        <text:list xml:id="list3162202033808611797" text:style-name="L1">
          <text:list-item>
            <text:p text:style-name="P6"><text:span text:style-name="T8">by <text:s/>_ _ _ _ _ _ _ , </text:span></text:p>
          </text:list-item>
          <text:list-item>
            <text:p text:style-name="P6"><text:span text:style-name="T8">by <text:s/>_ _ _ _ _ _ _ , </text:span></text:p>
          </text:list-item>
          <text:list-item>
            <text:p text:style-name="P6"><text:span text:style-name="T8">and by <text:s/>_ _ _ _ _ _ _ .</text:span></text:p>
          </text:list-item>
        </text:list>
        <text:p text:style-name="P4"><text:span text:style-name="T3">23. Four things show God's desire to be united to us. They are:</text:span></text:p>
        <text:list xml:id="list7824174349392807674" text:style-name="L2">
          <text:list-item>
            <text:p text:style-name="P7"><text:span text:style-name="T8">_ _ _ _ _ _ _ , </text:span></text:p>
          </text:list-item>
          <text:list-item>
            <text:p text:style-name="P7"><text:span text:style-name="T8">_ _ _ _ _ _ _ _ , <text:s/></text:span></text:p>
          </text:list-item>
          <text:list-item>
            <text:p text:style-name="P7"><text:span text:style-name="T8">_ _ _ _ _ _ _ _ _</text:span></text:p>
          </text:list-item>
          <text:list-item>
            <text:p text:style-name="P7"><text:span text:style-name="T8">and <text:s/>_ _ _ _ _ _ _ .</text:span></text:p>
          </text:list-item>
        </text:list>
        <text:p text:style-name="P4"><text:span text:style-name="T3">24. St. Paul speaks of Our Saviour's love on the Cross as “an <text:s/>_ _ _ _ _ _ _ <text:s/>of love,” and also as “a <text:s/>_ _ _ _ _ _ _ <text:s/>of love.”</text:span></text:p>
        <text:p text:style-name="P4"><text:span text:style-name="T3">25. My main job in life is to increase my <text:s/>_ _ _ _ _ _ _ <text:s/>at an ever-quickening rate each day, so that I shall have no meritless sufferings to undergo in <text:s/>_ _ _ _ _ _ _ <text:s/>but at death may go straight to <text:s/>_ _ _ _ _ _ _ .</text:span></text:p>
        <text:p text:style-name="P4"><text:span text:style-name="T3"/></text:p>
        <text:p text:style-name="P3"><text:span text:style-name="T3"/></text:p>
        <text:p text:style-name="P8"><text:span text:style-name="T3">1. Our last end is made known to us by the virtue of (</text:span><text:span text:style-name="T6">faith</text:span><text:span text:style-name="T3">); it is made possible by that of (</text:span><text:span text:style-name="T6">hope</text:span><text:span text:style-name="T3">); and it is attained by that of (</text:span><text:span text:style-name="T6">charity</text:span><text:span text:style-name="T3">). 2. Faith regards God as (</text:span><text:span text:style-name="T6">revealing</text:span><text:span text:style-name="T3">); hope, as (</text:span><text:span text:style-name="T6">helping</text:span><text:span text:style-name="T3">); and charity, as (</text:span><text:span text:style-name="T6">good</text:span><text:span text:style-name="T3">). 3. Faith is (</text:span><text:span text:style-name="T5">knowledge</text:span><text:span text:style-name="T3">) (desire); hope is (desire) (</text:span><text:span text:style-name="T5">reliance</text:span><text:span text:style-name="T3">); charity is (</text:span><text:span text:style-name="T5">love</text:span><text:span text:style-name="T3">) (knowledge). 4. The love in charity is (a passion) (</text:span><text:span text:style-name="T5">an emotion</text:span><text:span text:style-name="T3">); Hence it (can) (</text:span><text:span text:style-name="T5">cannot</text:span><text:span text:style-name="T3">) be felt. 5. It is a (selfish) (</text:span><text:span text:style-name="T5">an unselfish</text:span><text:span text:style-name="T3">), a (natural) (</text:span><text:span text:style-name="T5">supernatural</text:span><text:span text:style-name="T3">), a (</text:span><text:span text:style-name="T5">mutual</text:span><text:span text:style-name="T3">) (non-mutual) love. 6. A mutual, unselfish love <text:s/>- <text:s/>this is a definition of (</text:span><text:span text:style-name="T6">charity</text:span><text:span text:style-name="T3">). 7. A selfish love is called a love of (</text:span><text:span text:style-name="T6">concupiscence</text:span><text:span text:style-name="T3">); an unselfish one is called a love of (</text:span><text:span text:style-name="T6">benevolence</text:span><text:span text:style-name="T3">). 8. Charity is a supernatural (</text:span><text:span text:style-name="T6">friendship</text:span><text:span text:style-name="T3">) existing between the soul and God. 9. In charity we (ought) (</text:span><text:span text:style-name="T5">ought not</text:span><text:span text:style-name="T3">) exclude every desire of reward. 10. The primary act of charity, is a love of (concupiscence) (</text:span><text:span text:style-name="T5">benevolence</text:span><text:span text:style-name="T3">). 11. St. John says: <text:s/>“God is (</text:span><text:span text:style-name="T6">charity</text:span><text:span text:style-name="T3">), and he that abideth in charity abideth in (</text:span><text:span text:style-name="T6">God</text:span><text:span text:style-name="T3">) and (</text:span><text:span text:style-name="T6">God</text:span><text:span text:style-name="T3">) in him.” 12. He also says: “If anyone love Me, he will keep My word, and My Father will love him, and (</text:span><text:span text:style-name="T6">we</text:span><text:span text:style-name="T3">) will come to him and make our (</text:span><text:span text:style-name="T6">abode</text:span><text:span text:style-name="T3">) with him.” 13. St. Paul says: “If I should have all faith so that I could move mountains, and have not charity, I am (</text:span><text:span text:style-name="T6">nothing</text:span><text:span text:style-name="T3">).” 14. And again: “Now there remaineth faith, hope and charity, these three; but the greatest of these is (</text:span><text:span text:style-name="T6">charity</text:span><text:span text:style-name="T3">). 15. Charity directs the acts of the other virtues to our (</text:span><text:span text:style-name="T6">Last End</text:span><text:span text:style-name="T3">). 16. St. James says: “Faith without good works is (</text:span><text:span text:style-name="T6">dead</text:span><text:span text:style-name="T3">). 17. Charity is the (radical) (</text:span><text:span text:style-name="T5">proximate</text:span><text:span text:style-name="T3">) principle of merit. 18. Layfolk (</text:span><text:span text:style-name="T5">are</text:span><text:span text:style-name="T3">) (are not) obliged to tend to perfection. 19. Perfection implies the practice of all the virtues, but it consists especially in (</text:span><text:span text:style-name="T6">charity</text:span><text:span text:style-name="T3">). 20. St. Paul calls charity “the (</text:span><text:span text:style-name="T6">bond</text:span><text:span text:style-name="T3">) of perfection.” 21. Charity is (</text:span><text:span text:style-name="T6">Eternal Life</text:span><text:span text:style-name="T3">) begun on earth. 22. God loves us by (</text:span><text:span text:style-name="T6">giving gifts to us</text:span><text:span text:style-name="T3">), by (</text:span><text:span text:style-name="T6">uniting Himself to us</text:span><text:span text:style-name="T3">), and by (</text:span><text:span text:style-name="T6">sacrificing Himself for us</text:span><text:span text:style-name="T3">). 23. Four things show God's desire to be united to us. They are (</text:span><text:span text:style-name="T6">grace</text:span><text:span text:style-name="T3">), (</text:span><text:span text:style-name="T6">indwelling of the Trinity</text:span><text:span text:style-name="T3">), (</text:span><text:span text:style-name="T6">the Incarnation</text:span><text:span text:style-name="T3">) and (</text:span><text:span text:style-name="T6">Holy Communion</text:span><text:span text:style-name="T3">). 24. St. Paul speaks of Our Saviour's love on the Cross as “an (</text:span><text:span text:style-name="T6">excess</text:span><text:span text:style-name="T3">) of love,” and also as “a (</text:span><text:span text:style-name="T6">folly</text:span><text:span text:style-name="T3">) of love.” 25. My main job in life is to increase my (</text:span><text:span text:style-name="T6">charity</text:span><text:span text:style-name="T3">) at an ever-quickening rate each day, so that I shall have no meritless sufferings to undergo in (</text:span><text:span text:style-name="T6">purgatory</text:span><text:span text:style-name="T3">) but at death may go straight to (</text:span><text:span text:style-name="T6">heaven</text:span><text:span text:style-name="T3">)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textmaker="tm" office:version="1.2">
  <office:font-face-decls>
    <style:font-face style:name="OpenSymbol1" svg:font-family="OpenSymbol" style:font-charset="x-symbol"/>
    <style:font-face style:name="Abecedario_punt-pautada" svg:font-family="Abecedario_punt-pautada" style:font-family-generic="roman"/>
    <style:font-face style:name="Basic Sans" svg:font-family="'Basic Sans'" style:font-family-generic="roman"/>
    <style:font-face style:name="Berenika" svg:font-family="Berenika" style:font-family-generic="roman"/>
    <style:font-face style:name="Briem Handwriting" svg:font-family="'Briem Handwriting'" style:font-family-generic="roman"/>
    <style:font-face style:name="DejaVu Sans" svg:font-family="'DejaVu Sans'" style:font-family-generic="roman"/>
    <style:font-face style:name="FreeSans" svg:font-family="FreeSans" style:font-family-generic="roman"/>
    <style:font-face style:name="Garamond" svg:font-family="Garamond" style:font-family-generic="roman"/>
    <style:font-face style:name="JarmanDotted" svg:font-family="JarmanDotted" style:font-family-generic="roman"/>
    <style:font-face style:name="Liberation Serif" svg:font-family="'Liberation Serif'" style:font-family-generic="roman"/>
    <style:font-face style:name="Linux Libertine O" svg:font-family="'Linux Libertine O'" style:font-family-generic="roman"/>
    <style:font-face style:name="OpenSymbol" svg:font-family="OpenSymbol" style:font-family-generic="roman"/>
    <style:font-face style:name="Streetwear" svg:font-family="Streetwear" style:font-family-generic="roman"/>
    <style:font-face style:name="Times New Roman" svg:font-family="'Times New Roman'" style:font-family-generic="roman"/>
    <style:font-face style:name="Impact" svg:font-family="Impact" style:font-family-generic="swiss"/>
    <style:font-face style:name="Liberation Sans" svg:font-family="'Liberation Sans'" style:font-family-generic="swiss"/>
    <style:font-face style:name="JARDOTTY" svg:font-family="JARDOTTY" style:font-pitch="variable"/>
    <style:font-face style:name="Linux Libertine O1" svg:font-family="'Linux Libertine O'" style:font-pitch="variable"/>
    <style:font-face style:name="Garamond1" svg:font-family="Garamon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text:number-lines="true" text:line-number="0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/>
      <style:text-properties fo:font-variant="normal" fo:text-transform="none" style:use-window-font-color="true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AU" fo:font-style="normal" style:text-underline-style="none" fo:font-weight="normal" style:letter-kerning="true" fo:background-color="transparent" style:font-name-asian="DejaVu Sans" style:font-family-asian="'DejaVu Sans'" style:font-family-generic-asian="roman" style:font-size-asian="10.5pt" style:language-asian="zh" style:country-asian="CN" style:font-style-asian="normal" style:font-weight-asian="normal" style:font-name-complex="FreeSans" style:font-family-complex="FreeSans" style:font-family-generic-complex="roman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text:number-lines="true" text:line-number="0"/>
      <style:text-properties style:font-name="Liberation Sans" fo:font-family="'Liberation Sans'" style:font-family-generic="swiss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text:number-lines="true" text:line-number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2cm" fo:margin-right="0cm" fo:margin-top="0.423cm" fo:margin-bottom="0.106cm" loext:contextual-spacing="false" fo:keep-together="always" fo:hyphenation-ladder-count="no-limit" fo:text-indent="-0.76cm" style:auto-text-indent="false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margin-left="1.016cm" fo:margin-right="0cm" fo:text-indent="-1.014cm" style:auto-text-indent="false"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class="text">
      <style:paragraph-properties fo:margin-left="1.27cm" fo:margin-right="0cm" fo:text-indent="-1.268cm" style:auto-text-indent="false"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text:number-lines="tru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true" text:line-number="0"/>
      <style:text-properties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size-asian="12pt"/>
    </style:style>
    <style:style style:name="Normal" style:family="text"/>
    <style:style style:name="Bullet_20_Symbols" style:display-name="Bullet Symbols" style:family="text">
      <style:text-properties style:font-name="OpenSymbol" fo:font-family="OpenSymbol" style:font-family-generic="roman" style:font-name-asian="OpenSymbol" style:font-family-asian="OpenSymbol" style:font-family-generic-asian="roman" style:font-name-complex="OpenSymbol" style:font-family-complex="OpenSymbol" style:font-family-generic-complex="roman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8cm" fo:page-height="29.71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6-05-02T11:55:24</meta:creation-date>
    <dc:date>2016-07-25T16:46:24.519996272</dc:date>
    <meta:print-date>2016-07-25T15:15:14.599770988</meta:print-date>
    <meta:editing-duration>PT1M47S</meta:editing-duration>
    <meta:editing-cycles>1</meta:editing-cycles>
    <meta:document-statistic meta:table-count="0" meta:image-count="0" meta:object-count="0" meta:page-count="3" meta:paragraph-count="37" meta:word-count="1072" meta:character-count="4947" meta:non-whitespace-character-count="3854"/>
  </office:meta>
</office:document-meta>
</file>